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nux Libertine O" fo:font-size="11pt" officeooo:rsid="001d6af0" officeooo:paragraph-rsid="001d6af0" style:font-size-asian="11pt" style:font-size-complex="11pt"/>
    </style:style>
    <style:style style:name="P2" style:family="paragraph" style:parent-style-name="Standard">
      <style:paragraph-properties fo:text-align="start" style:justify-single-word="false"/>
      <style:text-properties style:font-name="Linux Libertine O" fo:font-size="11pt" officeooo:rsid="001d6af0" officeooo:paragraph-rsid="001d6af0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style:font-name="Linux Libertine O" fo:font-size="11pt" style:text-underline-style="solid" style:text-underline-width="auto" style:text-underline-color="font-color" fo:font-weight="bold" officeooo:rsid="001d6af0" officeooo:paragraph-rsid="001d6af0" style:font-size-asian="11pt" style:font-weight-asian="bold" style:font-size-complex="11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font-name="Linux Libertine O" fo:font-size="14pt" fo:font-style="italic" officeooo:rsid="001d6af0" officeooo:paragraph-rsid="001d6af0" style:font-size-asian="14pt" style:font-style-asian="italic" style:font-size-complex="14pt" style:font-style-complex="italic"/>
    </style:style>
    <style:style style:name="P5" style:family="paragraph" style:parent-style-name="Standard">
      <style:paragraph-properties fo:text-align="center" style:justify-single-word="false"/>
      <style:text-properties fo:color="#800000" style:font-name="Linux Libertine O" fo:font-size="18pt" style:text-underline-style="solid" style:text-underline-width="auto" style:text-underline-color="font-color" fo:font-weight="bold" officeooo:rsid="001d6af0" officeooo:paragraph-rsid="001d6af0" style:font-size-asian="18pt" style:font-weight-asian="bold" style:font-size-complex="18pt" style:font-weight-complex="bold"/>
    </style:style>
    <style:style style:name="P6" style:family="paragraph" style:parent-style-name="Standard">
      <style:paragraph-properties fo:text-align="start" style:justify-single-word="false"/>
      <style:text-properties officeooo:paragraph-rsid="001d6af0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Linux Libertine O" fo:font-size="11pt" officeooo:rsid="001d6af0" officeooo:paragraph-rsid="001d6af0" style:font-size-asian="11pt" style:font-size-complex="11pt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Linux Libertine O" fo:font-size="11pt" officeooo:rsid="001d6af0" officeooo:paragraph-rsid="001fd75b" style:font-size-asian="11pt" style:font-size-complex="11pt"/>
    </style:style>
    <style:style style:name="P9" style:family="paragraph" style:parent-style-name="Standard" style:list-style-name="L2">
      <style:paragraph-properties fo:text-align="start" style:justify-single-word="false"/>
      <style:text-properties style:font-name="Linux Libertine O" fo:font-size="11pt" officeooo:rsid="001d6af0" officeooo:paragraph-rsid="001d6af0" style:font-size-asian="11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Linux Libertine O" fo:font-size="11pt" officeooo:rsid="001d6af0" officeooo:paragraph-rsid="001d6af0" style:font-size-asian="11pt" style:font-size-complex="11pt"/>
    </style:style>
    <style:style style:name="P11" style:family="paragraph" style:parent-style-name="Standard" style:list-style-name="L1">
      <style:paragraph-properties fo:text-align="start" style:justify-single-word="false"/>
      <style:text-properties style:font-name="Linux Libertine O" fo:font-size="11pt" officeooo:rsid="001f4093" officeooo:paragraph-rsid="001f4093" style:font-size-asian="11pt" style:font-size-complex="11pt"/>
    </style:style>
    <style:style style:name="P12" style:family="paragraph" style:parent-style-name="Standard">
      <style:paragraph-properties fo:text-align="start" style:justify-single-word="false"/>
      <style:text-properties style:font-name="Linux Libertine O" fo:font-size="11pt" officeooo:rsid="002369e9" officeooo:paragraph-rsid="002369e9" style:font-size-asian="11pt" style:font-size-complex="11pt"/>
    </style:style>
    <style:style style:name="P13" style:family="paragraph" style:parent-style-name="Standard">
      <style:paragraph-properties fo:text-align="start" style:justify-single-word="false"/>
      <style:text-properties style:font-name="Linux Libertine O" fo:font-size="11pt" officeooo:rsid="002369e9" officeooo:paragraph-rsid="0025351b" style:font-size-asian="11pt" style:font-size-complex="11pt"/>
    </style:style>
    <style:style style:name="P14" style:family="paragraph" style:parent-style-name="Standard">
      <style:paragraph-properties fo:text-align="start" style:justify-single-word="false"/>
      <style:text-properties style:font-name="Linux Libertine O" fo:font-size="11pt" officeooo:rsid="002369e9" officeooo:paragraph-rsid="0026b0a2" style:font-size-asian="11pt" style:font-size-complex="11pt"/>
    </style:style>
    <style:style style:name="P15" style:family="paragraph" style:parent-style-name="Standard">
      <style:paragraph-properties fo:text-align="start" style:justify-single-word="false"/>
      <style:text-properties style:font-name="Linux Libertine O" fo:font-size="11pt" officeooo:rsid="00236d27" officeooo:paragraph-rsid="00236d27" style:font-size-asian="11pt" style:font-size-complex="11pt"/>
    </style:style>
    <style:style style:name="P16" style:family="paragraph" style:parent-style-name="Standard" style:list-style-name="L1">
      <style:paragraph-properties fo:text-align="start" style:justify-single-word="false"/>
      <style:text-properties officeooo:rsid="001fd75b" officeooo:paragraph-rsid="001fd75b"/>
    </style:style>
    <style:style style:name="T1" style:family="text">
      <style:text-properties officeooo:rsid="001f4093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Label Et La Bete</text:p>
      <text:p text:style-name="P4">Axel FAUGAS – VERGE Romain – CAQUELIN Brieux</text:p>
      <text:p text:style-name="P1">Recherche documentaire, projet, information</text:p>
      <text:p text:style-name="P1"/>
      <text:p text:style-name="P2">Projet : Jeu d’aventure a travers les differents labels PEGI, progression linéaire, 2D</text:p>
      <text:p text:style-name="P2"/>
      <text:p text:style-name="P2"/>
      <text:p text:style-name="P2">Pegi : deux types : age – contenu</text:p>
      <text:p text:style-name="P2"/>
      <text:p text:style-name="P3">Age :</text:p>
      <text:list xml:id="list6776592403184060583" text:style-name="L1">
        <text:list-item>
          <text:p text:style-name="P7">3 : Tout public (Violence modérée appropriée pour les jeunes enfants, aucun mauvais langage toléré (Exemple : Mario, Fifa, Adibou)</text:p>
        </text:list-item>
      </text:list>
      <text:p text:style-name="P2"><text:tab/>Objectif : Educatif, <text:span text:style-name="T1">Distraction, Simulation</text:span></text:p>
      <text:p text:style-name="P2"/>
      <text:list xml:id="list204227029741159" text:continue-numbering="true" text:style-name="L1">
        <text:list-item>
          <text:p text:style-name="P7">7 : Déconseillé aux moins de 7 ans (violence modérée appropriée pour les jeunes enfants et quelques contenus qui peuvent être effrayants dès le jeune âge <text:span text:style-name="T1">(Exemple : Sonic, Sims, Licence Lego)</text:span></text:p>
          <text:p text:style-name="P11">Objectif : Jeu Narratif, Ouverture imaginatif</text:p>
          <text:p text:style-name="P11"/>
        </text:list-item>
        <text:list-item>
          <text:p text:style-name="P7">12 : Déconseillé aux moins de 12 ans (violence, un mauvais langage modéré, des jeux de hasard et quelques références à caractère érotique (Exemple : Dragonball Xenoverse, Need For Speed, The Last Guardien)</text:p>
          <text:p text:style-name="P8">Objectif : Jeux de santé, Defouloir, Comportement dangereux mais recul</text:p>
          <text:p text:style-name="P16"/>
        </text:list-item>
        <text:list-item>
          <text:p text:style-name="P8">16 : Déconseillé aux moins de 16 ans (violence explicite, un mauvais langage, des références ou contenus à caractères sexuels, des jeux de hasard ou l'utilisation de drogues. (Exemple : Destiny, Call Of Duty, Diablo III)</text:p>
          <text:p text:style-name="P8">Objectif : Implication du joueur, Aspect Social, Entrainement - Simulation </text:p>
        </text:list-item>
      </text:list>
      <text:p text:style-name="P6"/>
      <text:list xml:id="list204227150178032" text:continue-numbering="true" text:style-name="L1">
        <text:list-item>
          <text:p text:style-name="P7">18 : Déconseillé aux moins de 18 ans (violence graphique, incluant « violence envers des personnes sans défense », langage vulgaire, contenu à caractère fortement sexuel, jeux de hasard, utilisation de drogues ou discrimination (Exemple : GTA, Assassin’s Creed, South Park)</text:p>
          <text:p text:style-name="P8">Objectif : Message politique, Jeux engagés, Fiction pure</text:p>
        </text:list-item>
      </text:list>
      <text:p text:style-name="P2"/>
      <text:p text:style-name="P2"/>
      <text:p text:style-name="P3">Contenu : </text:p>
      <text:list xml:id="list6904921322823980250" text:style-name="L2">
        <text:list-item>
          <text:p text:style-name="P9">Violence</text:p>
        </text:list-item>
        <text:list-item>
          <text:p text:style-name="P9">Grossièretés de langage</text:p>
        </text:list-item>
        <text:list-item>
          <text:p text:style-name="P9">Peur</text:p>
        </text:list-item>
        <text:list-item>
          <text:p text:style-name="P9">Sexe</text:p>
        </text:list-item>
        <text:list-item>
          <text:p text:style-name="P9">Drogues</text:p>
        </text:list-item>
        <text:list-item>
          <text:p text:style-name="P9">Jeux de hasard</text:p>
        </text:list-item>
        <text:list-item>
          <text:p text:style-name="P9">Discrimination</text:p>
        </text:list-item>
        <text:list-item>
          <text:p text:style-name="P9">Online</text:p>
        </text:list-item>
      </text:list>
      <text:p text:style-name="P2"/>
      <text:p text:style-name="P12"/>
      <text:p text:style-name="P12"/>
      <text:p text:style-name="P15">STORY : Méchant qui a fait remonter le temps à Pegguy.</text:p>
      <text:p text:style-name="P13">Linéarité / Passage de monde : Ellipse temporelle (narration auditive)</text:p>
      <text:p text:style-name="P12"/>
      <text:p text:style-name="P12">PEGGUY 3 :</text:p>
      <text:p text:style-name="P14">Niveau tuto  déplacement, saut, interaction objet(pousser / tirer / détruire),</text:p>
      <text:p text:style-name="P14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nux Libertine O" svg:font-family="'Linux Libertine O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9T14:12:49.037892121</meta:creation-date>
    <dc:date>2017-11-14T20:42:26.462867469</dc:date>
    <meta:editing-duration>PT41M24S</meta:editing-duration>
    <meta:editing-cycles>3</meta:editing-cycles>
    <meta:generator>LibreOffice/5.2.7.2$Linux_X86_64 LibreOffice_project/20m0$Build-2</meta:generator>
    <meta:document-statistic meta:table-count="0" meta:image-count="0" meta:object-count="0" meta:page-count="1" meta:paragraph-count="32" meta:word-count="304" meta:character-count="1859" meta:non-whitespace-character-count="1595"/>
  </office:meta>
</office:document-meta>
</file>